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E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19355,drago2:7817</text:p>
          </table:table-cell>
          <table:table-cell table:formula="of:=SUM([.N11:.X11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5:.X15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/>
          <table:table-cell table:style-name="ce79" office:value-type="string" calcext:value-type="string">
            <text:p>T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73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2:18:01.1538878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2-04T12:23:05.047861219</dc:date>
    <meta:editing-duration>PT17H12M37S</meta:editing-duration>
    <meta:editing-cycles>170</meta:editing-cycles>
    <meta:document-statistic meta:table-count="1" meta:cell-count="751" meta:object-count="0"/>
  </office:meta>
</office:document-meta>
</file>